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text-properties fo:language="en" fo:country="CA" officeooo:rsid="0003a1f0" officeooo:paragraph-rsid="0003a1f0"/>
    </style:style>
    <style:style style:name="P2" style:family="paragraph" style:parent-style-name="Heading_20_2">
      <style:text-properties fo:language="en" fo:country="CA" officeooo:rsid="0003a1f0" officeooo:paragraph-rsid="0003a1f0"/>
    </style:style>
    <style:style style:name="T1" style:family="text">
      <style:text-properties officeooo:rsid="0003af84"/>
    </style:style>
    <style:style style:name="T2"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Forseeable Problems</text:h>
      <text:list xml:id="list2077714035776553118" text:style-name="L1">
        <text:list-item>
          <text:p text:style-name="P1"><text:span text:style-name="T2">Major life event in a team member’s life.</text:span> If a major unexpected event happens in one team members life which can make it hard for him to complete his assigned task. Eg: death in the family, sickness, major financial setback etc. Solution: We as team member understand these are always possible <text:span text:style-name="T1">events that may occur and usually without warnings. <text:s/>In the event that something major like this happens, the remaing team members will take on that person’s work load and divided between them until the affected team member is back at full capacity. </text:span></text:p>
        </text:list-item>
        <text:list-item>
          <text:p text:style-name="P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8T18:03:23.912740850</meta:creation-date>
    <dc:date>2017-01-28T18:27:16.741178745</dc:date>
    <meta:editing-duration>PT23M52S</meta:editing-duration>
    <meta:editing-cycles>3</meta:editing-cycles>
    <meta:generator>LibreOffice/5.1.4.2$Linux_X86_64 LibreOffice_project/10m0$Build-2</meta:generator>
    <meta:document-statistic meta:table-count="0" meta:image-count="0" meta:object-count="0" meta:page-count="1" meta:paragraph-count="3" meta:word-count="97" meta:character-count="565" meta:non-whitespace-character-count="470"/>
  </office:meta>
</office:document-meta>
</file>